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ableColumn1" style:family="table-column">
      <style:table-column-properties style:column-width="3.4625in" style:rel-column-width="32767*"/>
    </style:style>
  </office:automatic-styles>
  <office:body>
    <office:text>
      <text:p text:style-name="P1">Nous avons commencé par créer les modèles pour les expressions puis nous permettent de créer un modèle pour ces modèles et ensuite d’ajouter toutes les expressions tel que AND, OR, THEN, IS avec leurs implémentations.</text:p>
      <text:p text:style-name="P1"/>
      <text:p text:style-name="P1">IsTriangle renvoie une valeur en fonction de la valeur en paramètre, l’intervalle est choisie par nous.</text:p>
      <text:p text:style-name="P1"/>
      <text:p text:style-name="P1">——————————————————————————————</text:p>
      <text:p text:style-name="P1">Nous avons commencé par créer les modèles pour les différents types d’expressions (unaire, binaire et n-aire) ainsi qu’une classe expression générale contenant également les valeurs prises en compte dans les expressions. On utilise ces classes comme super classes pour pouvoir ajouter toutes les expressions tel que AND, OR, THEN, IS avec leurs implémentations, et pouvoir toutes les utiliser en tant qu’Expression.</text:p>
      <text:p text:style-name="P1"/>
      <text:p text:style-name="P1">Les factorys, quant à elles, nous permettent de créer des expressions plus simplement en utilisant des ShadowExpression qui contiennent une expression. Ces shadow expression font le lien entre les modèles d’expression et les expressions de cette façon.</text:p>
      <text:p text:style-name="P1"/>
      <text:p text:style-name="P1">IsTriangle renvoie une valeur en fonction de la valeur en paramètre, l’intervalle est choisie par n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